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gradient" draw:fill-gradient-name="Purple_20_Haze" draw:gradient-step-count="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gradient" draw:fill-gradient-name="Purple_20_Haze" draw:gradient-step-count="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20.57mm" svg:height="123.56mm" svg:x="57.23mm" svg:y="11.64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0.57mm" svg:height="123.56mm" svg:x="57.23mm" svg:y="12.17mm">
            <loext:p/>
            <draw:object draw:notify-on-update-of-ranges="'1. Giełda'.A2:'1. Giełda'.A22 '1. Giełda'.B1:'1. Giełda'.B1 '1. Giełda'.B2:'1. Giełda'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2" draw:text-style-name="P2" svg:width="159.99mm" svg:height="89.96mm" svg:x="101.09mm" svg:y="18.79mm">
            <loext:p/>
            <draw:object draw:notify-on-update-of-ranges="'2. Wybory'.A1:'2. Wybory'.A1 '2. Wybory'.A2:'2. Wybory'.A5 '2. Wybory'.B1:'2. Wybory'.B1 '2. Wybory'.B2:'2. Wybory'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46" calcext:value-type="float">
            <text:p>2,46</text:p>
          </table:table-cell>
          <table:table-cell table:style-name="ce8" table:formula="of:=RAND()*0.5+0.5" office:value-type="percentage" office:value="0.938515545392875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.62" calcext:value-type="float">
            <text:p>4,62</text:p>
          </table:table-cell>
          <table:table-cell table:style-name="ce8" table:formula="of:=RAND()*0.5+0.5" office:value-type="percentage" office:value="0.657649532950018" calcext:value-type="percentage">
            <text:p>6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54" calcext:value-type="float">
            <text:p>4,54</text:p>
          </table:table-cell>
          <table:table-cell table:style-name="ce8" table:formula="of:=RAND()*0.5+0.5" office:value-type="percentage" office:value="0.879529526864644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98" calcext:value-type="float">
            <text:p>1,98</text:p>
          </table:table-cell>
          <table:table-cell table:style-name="ce8" table:formula="of:=RAND()*0.5+0.5" office:value-type="percentage" office:value="0.871094150759745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91" calcext:value-type="float">
            <text:p>3,91</text:p>
          </table:table-cell>
          <table:table-cell table:style-name="ce8" table:formula="of:=RAND()*0.5+0.5" office:value-type="percentage" office:value="0.875386092520785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34" calcext:value-type="float">
            <text:p>1,34</text:p>
          </table:table-cell>
          <table:table-cell table:style-name="ce8" table:formula="of:=RAND()*0.5+0.5" office:value-type="percentage" office:value="0.84518030442996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28" calcext:value-type="float">
            <text:p>5,28</text:p>
          </table:table-cell>
          <table:table-cell table:style-name="ce8" table:formula="of:=RAND()*0.5+0.5" office:value-type="percentage" office:value="0.540086459892336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37" calcext:value-type="float">
            <text:p>3,37</text:p>
          </table:table-cell>
          <table:table-cell table:style-name="ce8" table:formula="of:=RAND()*0.5+0.5" office:value-type="percentage" office:value="0.72114655043697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49" calcext:value-type="float">
            <text:p>3,49</text:p>
          </table:table-cell>
          <table:table-cell table:style-name="ce8" table:formula="of:=RAND()*0.5+0.5" office:value-type="percentage" office:value="0.828953451651614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1.25" calcext:value-type="float">
            <text:p>1,25</text:p>
          </table:table-cell>
          <table:table-cell table:style-name="ce8" table:formula="of:=RAND()*0.5+0.5" office:value-type="percentage" office:value="0.779024413379375" calcext:value-type="percentage">
            <text:p>78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  <draw:gradient draw:name="Purple_20_Haze" draw:display-name="Purple Haze" draw:style="linear" draw:start-color="#660066" draw:end-color="#ff8080" draw:start-intensity="100%" draw:end-intensity="100%" draw:angle="4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10:00:44.2880335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50.132279541</dc:date>
    <meta:generator>LibreOffice/5.4.2.2$Linux_X86_64 LibreOffice_project/40m0$Build-2</meta:generator>
    <meta:editing-duration>PT2H5M7S</meta:editing-duration>
    <meta:editing-cycles>22</meta:editing-cycles>
    <meta:document-statistic meta:table-count="7" meta:cell-count="522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gradient" draw:fill-gradient-name="Sunburst" draw:gradient-step-count="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58cm" svg:height="12.357cm" xlink:href=".." xlink:type="simple" chart:class="chart:line" chart:style-name="ch1">
        <chart:legend chart:legend-position="end" svg:x="18.888cm" svg:y="5.879cm" style:legend-expansion="high" chart:style-name="ch2"/>
        <chart:plot-area chart:style-name="ch3" table:cell-range-address="'1. Giełda'.A1:'1. Giełda'.B22" chart:data-source-has-labels="both" svg:x="0.441cm" svg:y="0.247cm" svg:width="18.006cm" svg:height="11.863cm">
          <chartooo:coordinate-region svg:x="2.2cm" svg:y="0.446cm" svg:width="15.667cm" svg:height="11.017cm"/>
          <chart:axis chart:dimension="x" chart:name="primary-x" chart:style-name="ch4" chartooo:axis-type="auto">
            <chartooo:date-scale/>
            <chart:categories table:cell-range-address="'1. Giełda'.A2:'1. Giełda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Giełda'.B2:'1. Giełda'.B22" chart:label-cell-address="'1. Giełda'.B1:'1. Giełda'.B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Sunburst" draw:style="radial" draw:cx="30%" draw:cy="30%" draw:start-color="#800000" draw:end-color="#ffff00" draw:start-intensity="100%" draw:end-intensity="100%" draw:border="2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gradient" draw:fill-gradient-name="Sunburst" draw:gradient-step-count="0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58cm" svg:height="12.357cm" xlink:href=".." xlink:type="simple" chart:class="chart:line" chart:style-name="ch1">
        <chart:legend chart:legend-position="end" svg:x="18.888cm" svg:y="5.879cm" style:legend-expansion="high" chart:style-name="ch2"/>
        <chart:plot-area chart:style-name="ch3" table:cell-range-address="'1. Giełda'.A1:'1. Giełda'.B22" chart:data-source-has-labels="both" svg:x="0.441cm" svg:y="0.247cm" svg:width="18.006cm" svg:height="11.863cm">
          <chartooo:coordinate-region svg:x="2.2cm" svg:y="0.446cm" svg:width="15.667cm" svg:height="11.017cm"/>
          <chart:axis chart:dimension="x" chart:name="primary-x" chart:style-name="ch4" chartooo:axis-type="auto">
            <chartooo:date-scale/>
            <chart:categories table:cell-range-address="'1. Giełda'.A2:'1. Giełda'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. Giełda'.B2:'1. Giełda'.B22" chart:label-cell-address="'1. Giełda'.B1:'1. Giełda'.B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Sunburst" draw:style="radial" draw:cx="30%" draw:cy="30%" draw:start-color="#800000" draw:end-color="#ffff00" draw:start-intensity="100%" draw:end-intensity="100%" draw:border="2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circle" chart:style-name="ch1">
        <chart:legend chart:legend-position="end" svg:x="11.752cm" svg:y="3.452cm" style:legend-expansion="high" chart:style-name="ch2"/>
        <chart:plot-area chart:style-name="ch3" table:cell-range-address="'2. Wybory'.A1:'2. Wybory'.B5" chart:data-source-has-labels="both" svg:x="1.3cm" svg:y="0.358cm" svg:width="8.636cm" svg:height="8.637cm">
          <chartooo:coordinate-region svg:x="1.299cm" svg:y="0.359cm" svg:width="8.638cm" svg:height="8.636cm"/>
          <chart:axis chart:dimension="x" chart:name="primary-x" chart:style-name="ch4" chartooo:axis-type="auto">
            <chartooo:date-scale/>
            <chart:categories table:cell-range-address="'2. Wybory'.A2:'2. Wybory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Wybory'.B2:'2. Wybory'.B5" chart:label-cell-address="'2. Wybory'.B1:'2. Wybory'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